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35ad" officeooo:paragraph-rsid="000535ad"/>
    </style:style>
    <style:style style:name="P2" style:family="paragraph" style:parent-style-name="Standard">
      <style:text-properties officeooo:rsid="000535ad" officeooo:paragraph-rsid="0006f2ee"/>
    </style:style>
    <style:style style:name="P3" style:family="paragraph" style:parent-style-name="Standard">
      <style:text-properties officeooo:rsid="0006f2ee" officeooo:paragraph-rsid="0006f2ee"/>
    </style:style>
    <style:style style:name="P4" style:family="paragraph" style:parent-style-name="Standard">
      <style:text-properties officeooo:rsid="0006f2ee" officeooo:paragraph-rsid="000786d7"/>
    </style:style>
    <style:style style:name="P5" style:family="paragraph" style:parent-style-name="Standard">
      <style:text-properties fo:font-size="12pt" officeooo:rsid="000535ad" officeooo:paragraph-rsid="0006f2ee" style:font-size-asian="12pt" style:font-size-complex="12pt"/>
    </style:style>
    <style:style style:name="P6" style:family="paragraph" style:parent-style-name="Standard">
      <style:text-properties fo:font-weight="bold" officeooo:rsid="000535ad" officeooo:paragraph-rsid="000786d7" style:font-weight-asian="bold" style:font-weight-complex="bold"/>
    </style:style>
    <style:style style:name="P7" style:family="paragraph" style:parent-style-name="Standard">
      <style:text-properties fo:font-weight="normal" officeooo:rsid="0008d473" officeooo:paragraph-rsid="0008d473" style:font-weight-asian="normal" style:font-weight-complex="normal"/>
    </style:style>
    <style:style style:name="P8" style:family="paragraph" style:parent-style-name="Standard">
      <style:text-properties fo:font-weight="normal" officeooo:rsid="00076b9d" officeooo:paragraph-rsid="0008d473" style:font-weight-asian="normal" style:font-weight-complex="normal"/>
    </style:style>
    <style:style style:name="P9" style:family="paragraph" style:parent-style-name="Standard">
      <style:text-properties fo:font-weight="normal" officeooo:rsid="000a64ba" officeooo:paragraph-rsid="000a64ba" style:font-weight-asian="normal" style:font-weight-complex="normal"/>
    </style:style>
    <style:style style:name="T1" style:family="text">
      <style:text-properties officeooo:rsid="000535a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535ad" style:font-weight-asian="bold" style:font-weight-complex="bold"/>
    </style:style>
    <style:style style:name="T4" style:family="text">
      <style:text-properties officeooo:rsid="000786d7"/>
    </style:style>
    <style:style style:name="T5" style:family="text">
      <style:text-properties officeooo:rsid="000bcc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EAN SUCCESSFUL (total time: 62ms)</text:p>
      <text:p text:style-name="P1">L’exécution de la commande make pose problème à 2 reprises :</text:p>
      <text:p text:style-name="P3">la commande make : </text:p>
      <text:p text:style-name="P3">make [ -f makefile ] [ options ] ... [ targets ] ...</text:p>
      <text:p text:style-name="P3">1)</text:p>
      <text:p text:style-name="P1">make -f nbproject/Makefile-LPCUSBDK_16F1459.mk <text:bookmark-start text:name="__DdeLink__4_1769022069"/>SUBPROJECTS= .build-conf<text:bookmark-end text:name="__DdeLink__4_1769022069"/></text:p>
      <text:p text:style-name="P2">make[1]: </text:p>
      <text:p text:style-name="P2">entrant dans le répertoire « /home/regis/mla/apps/usb/device/hid_custom/firmware/MPLAB.X »</text:p>
      <text:p text:style-name="P3">dont les sous répertoires sont :</text:p>
      <text:p text:style-name="P3">drwxrwxr-x <text:s/>3 regis regis 4096 avril <text:s/>3 15:03 build</text:p>
      <text:p text:style-name="P3">drwxrwxr-x 23 regis regis 4096 avril <text:s/>2 11:29 debug</text:p>
      <text:p text:style-name="P3">drwxrwxr-x <text:s/>3 regis regis 4096 avril <text:s/>3 15:03 dist</text:p>
      <text:p text:style-name="P3">-rwxrwx--- <text:s/>1 regis regis 3086 août <text:s text:c="2"/>5 <text:s/>2014 Makefile</text:p>
      <text:p text:style-name="P3">drwxrwx--- <text:s/>3 regis regis 4096 avril <text:s/>3 15:03 <text:span text:style-name="T2">nbproject</text:span></text:p>
      <text:p text:style-name="P3">la commande make <text:span text:style-name="T4">est </text:span>suivi de -f puis du nom du fichier </text:p>
      <text:p text:style-name="P4"><text:span text:style-name="T3">nbproject</text:span><text:span text:style-name="T1">/Makefile-LPCUSBDK_16F1459.mk et concernant la partie </text:span>[ targets ] <text:span text:style-name="T4">désigne </text:span></text:p>
      <text:p text:style-name="P6">SUBPROJECTS= .build-conf</text:p>
      <text:p text:style-name="P7">Dans le fichier <text:s/><text:span text:style-name="T1">Makefile-LPCUSBDK_16F1459.mk </text:span>joint en annexe on trouve effectivement des traces :</text:p>
      <text:p text:style-name="P8">.build-conf: <text:s/>${BUILD_SUBPROJECTS}</text:p>
      <text:p text:style-name="P9">Ce fichier est <text:span text:style-name="T5">un fichier </text:span>généré, <text:span text:style-name="T5">il ne doit pas être édité,</text:span> son <text:s/><text:span text:style-name="T1">exécution </text:span>génère plusieurs autres fichiers .mk, il<text:span text:style-name="T5">s</text:span> son<text:span text:style-name="T5">t </text:span>mémorisés dans les répertoires adéquats.</text:p>
      <text:p text:style-name="P3">2)</text:p>
      <text:p text:style-name="P5">make <text:s/>-f nbproject/Makefile-LPCUSBDK_16F1459.mk dist/LPCUSBDK_16F1459/production/MPLAB.X.production.hex</text:p>
      <text:p text:style-name="P1"/>
      <text:p text:style-name="P1">make[2]: Entering directory '/home/regis/mla/apps/usb/device/hid_custom/firmware/MPLAB.X'</text:p>
      <text:p text:style-name="P1"/>
      <text:p text:style-name="P1">:: warning: (1273) Omniscient Code Generation not available in Free mode</text:p>
      <text:p text:style-name="P1">:0: error: (500) undefined symbols:</text:p>
      <text:p text:style-name="P1"/>
      <text:p text:style-name="P1">make[2]: *** [dist/LPCUSBDK_16F1459/production/MPLAB.X.production.hex] Error 1</text:p>
      <text:p text:style-name="P1"/>
      <text:p text:style-name="P1">make[1]: *** [.build-conf] Erreur 2</text:p>
      <text:p text:style-name="P1"/>
      <text:p text:style-name="P1">make: *** [.build-impl] Erreur 2</text:p>
      <text:p text:style-name="P1"/>
      <text:p text:style-name="P1">Microchip MPLAB XC8 C Compiler (Free Mode) V1.34</text:p>
      <text:p text:style-name="P1">Build date: Feb 16 2015</text:p>
      <text:p text:style-name="P1">Part Support Version: 1.34</text:p>
      <text:p text:style-name="P1">Copyright (C) 2015 Microchip Technology Inc.</text:p>
      <text:p text:style-name="P1">License type: Node Configuration</text:p>
      <text:p text:style-name="P1"/>
      <text:p text:style-name="P1">(908) exit status = 1</text:p>
      <text:p text:style-name="P1">nbproject/Makefile-LPCUSBDK_16F1459.mk:215: recipe for target 'dist/LPCUSBDK_16F1459/production/MPLAB.X.production.hex' failed</text:p>
      <text:p text:style-name="P1">make[2]: Leaving directory '/home/regis/mla/apps/usb/device/hid_custom/firmware/MPLAB.X'</text:p>
      <text:p text:style-name="P1">make[1]: quittant le répertoire « /home/regis/mla/apps/usb/device/hid_custom/firmware/MPLAB.X »</text:p>
      <text:p text:style-name="P1"/>
      <text:p text:style-name="P1">BUILD FAILED (exit value 2, total time: 2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3T16:07:23.265745199</meta:creation-date>
    <meta:print-date>2015-04-03T17:41:29.309944024</meta:print-date>
    <dc:date>2015-04-03T17:51:25.871794271</dc:date>
    <meta:editing-duration>PT1H13M20S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1" meta:paragraph-count="38" meta:word-count="259" meta:character-count="2086" meta:non-whitespace-character-count="1841"/>
  </office:meta>
</office:document-meta>
</file>